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ext_20_body"><text:span text:style-name="T1">Final Project: A Task Management App or a Weather App</text:span></text:p>
      <text:p text:style-name="Text_20_body">For this final project, we’ll build a simple task management app that allows users to create, read, update, and delete (CRUD) tasks. We’ll use Vue.js as the frontend framework and a fake API to simulate the backend.</text:p>
      <text:p text:style-name="Text_20_body"><text:span text:style-name="T1">Task Management App Features</text:span></text:p>
      <text:p text:style-name="Text_20_body">Here are the features we’ll implement in the task management app:</text:p>
      <text:list text:style-name="L1">
        <text:list-item>
          <text:p text:style-name="P1"><text:span text:style-name="T1">Task List</text:span>: A list of all tasks with their titles, descriptions, and due dates.</text:p>
        </text:list-item>
        <text:list-item>
          <text:p text:style-name="P1"><text:span text:style-name="T1">Create Task</text:span>: A form to create a new task with a title, description, and due date.</text:p>
        </text:list-item>
        <text:list-item>
          <text:p text:style-name="P1"><text:span text:style-name="T1">Edit Task</text:span>: A form to edit an existing task with a title, description, and due date.</text:p>
        </text:list-item>
        <text:list-item>
          <text:p text:style-name="P1"><text:span text:style-name="T1">Delete Task</text:span>: A button to delete a task.</text:p>
        </text:list-item>
        <text:list-item>
          <text:p text:style-name="P1"><text:span text:style-name="T1">Due Date</text:span>: A feature to display the due date of each task.</text:p>
        </text:list-item>
      </text:list>
      <text:p text:style-name="First_20_paragraph"><text:span text:style-name="T1">Weather App Features</text:span></text:p>
      <text:p text:style-name="Text_20_body">Alternatively, we can build a simple weather app that displays the current weather and forecast for a given location. Here are the features we’ll implement in the weather app:</text:p>
      <text:list text:style-name="L2">
        <text:list-item>
          <text:p text:style-name="P2"><text:span text:style-name="T1">Current Weather</text:span>: A display of the current weather conditions, including temperature, humidity, and wind speed.</text:p>
        </text:list-item>
        <text:list-item>
          <text:p text:style-name="P2"><text:span text:style-name="T1">Forecast</text:span>: A display of the weather forecast for the next 5 days.</text:p>
        </text:list-item>
        <text:list-item>
          <text:p text:style-name="P2"><text:span text:style-name="T1">Location</text:span>: A feature to search for a location and display its weather.</text:p>
        </text:list-item>
        <text:list-item>
          <text:p text:style-name="P2"><text:span text:style-name="T1">Temperature Unit</text:span>: A feature to switch between Celsius and Fahrenheit temperature units.</text:p>
        </text:list-item>
      </text:list>
      <text:p text:style-name="First_20_paragraph"><text:span text:style-name="T1">Project Structure</text:span></text:p>
      <text:p text:style-name="Text_20_body">Let’s create a new Vue.js project using the Vue CLI:</text:p>
      <text:p text:style-name="Preformatted_20_Text">
<text:span text:style-name="ExtensionTok">vue</text:span><text:span text:style-name="NormalTok"><text:s text:c="1"/>create task-management-app</text:span>
</text:p>
      <text:p text:style-name="First_20_paragraph">We’ll use the following project structure:</text:p>
      <text:p text:style-name="Preformatted_20_Text">
<text:span text:style-name="ExtensionTok">task-management-app/</text:span>
</text:p>
      <text:p text:style-name="Preformatted_20_Text">
<text:span text:style-name="ExtensionTok">public/</text:span>
</text:p>
      <text:p text:style-name="Preformatted_20_Text">
<text:span text:style-name="ExtensionTok">index.html</text:span>
</text:p>
      <text:p text:style-name="Preformatted_20_Text">
<text:span text:style-name="ExtensionTok">src/</text:span>
</text:p>
      <text:p text:style-name="Preformatted_20_Text">
<text:span text:style-name="ExtensionTok">main.js</text:span>
</text:p>
      <text:p text:style-name="Preformatted_20_Text">
<text:span text:style-name="ExtensionTok">App.vue</text:span>
</text:p>
      <text:p text:style-name="Preformatted_20_Text">
<text:span text:style-name="ExtensionTok">components/</text:span>
</text:p>
      <text:p text:style-name="Preformatted_20_Text">
<text:span text:style-name="ExtensionTok">TaskList.vue</text:span>
</text:p>
      <text:p text:style-name="Preformatted_20_Text">
<text:span text:style-name="ExtensionTok">CreateTask.vue</text:span>
</text:p>
      <text:p text:style-name="Preformatted_20_Text">
<text:span text:style-name="ExtensionTok">EditTask.vue</text:span>
</text:p>
      <text:p text:style-name="Preformatted_20_Text">
<text:span text:style-name="ExtensionTok">DeleteTask.vue</text:span>
</text:p>
      <text:p text:style-name="Preformatted_20_Text">
<text:span text:style-name="ExtensionTok">api/</text:span>
</text:p>
      <text:p text:style-name="Preformatted_20_Text">
<text:span text:style-name="ExtensionTok">api.js</text:span>
</text:p>
      <text:p text:style-name="Preformatted_20_Text">
<text:span text:style-name="ExtensionTok">store/</text:span>
</text:p>
      <text:p text:style-name="Preformatted_20_Text">
<text:span text:style-name="ExtensionTok">store.js</text:span>
</text:p>
      <text:p text:style-name="Preformatted_20_Text">
<text:span text:style-name="ExtensionTok">package.json</text:span>
</text:p>
      <text:p text:style-name="First_20_paragraph">We’ll use the <text:span text:style-name="Source_Text">api.js</text:span> file to simulate the backend API, and the <text:span text:style-name="Source_Text">store.js</text:span> file to manage the application state.</text:p>
      <text:p text:style-name="Text_20_body"><text:span text:style-name="T1">Task Management App Implementation</text:span></text:p>
      <text:p text:style-name="Text_20_body">Let’s start implementing the task management app. We’ll begin by creating the <text:span text:style-name="Source_Text">TaskList.vue</text:span> component, which will display the list of tasks.</text:p>
      <text:p text:style-name="Preformatted_20_Text">
<text:span text:style-name="CommentTok">&lt;!-- TaskList.vue --&gt;</text:span>
</text:p>
      <text:p text:style-name="Preformatted_20_Text">
<text:span text:style-name="DataTypeTok">&lt;</text:span><text:span text:style-name="KeywordTok">template</text:span><text:span text:style-name="DataTypeTok">&gt;</text:span>
</text:p>
      <text:p text:style-name="Preformatted_20_Text">
<text:span text:style-name="NormalTok"><text:s text:c="2"/></text:span><text:span text:style-name="DataTypeTok">&lt;</text:span><text:span text:style-name="KeywordTok">div</text:span><text:span text:style-name="DataTypeTok">&gt;</text:span>
</text:p>
      <text:p text:style-name="Preformatted_20_Text">
<text:span text:style-name="NormalTok"><text:s text:c="4"/></text:span><text:span text:style-name="DataTypeTok">&lt;</text:span><text:span text:style-name="KeywordTok">h1</text:span><text:span text:style-name="DataTypeTok">&gt;</text:span><text:span text:style-name="NormalTok">Task List</text:span><text:span text:style-name="DataTypeTok">&lt;/</text:span><text:span text:style-name="KeywordTok">h1</text:span><text:span text:style-name="DataTypeTok">&gt;</text:span>
</text:p>
      <text:p text:style-name="Preformatted_20_Text">
<text:span text:style-name="NormalTok"><text:s text:c="4"/></text:span><text:span text:style-name="DataTypeTok">&lt;</text:span><text:span text:style-name="KeywordTok">ul</text:span><text:span text:style-name="DataTypeTok">&gt;</text:span>
</text:p>
      <text:p text:style-name="Preformatted_20_Text">
<text:span text:style-name="NormalTok"><text:s text:c="6"/></text:span><text:span text:style-name="DataTypeTok">&lt;</text:span><text:span text:style-name="KeywordTok">li</text:span><text:span text:style-name="OtherTok"><text:s text:c="1"/>v-for</text:span><text:span text:style-name="OperatorTok">=</text:span><text:span text:style-name="StringTok">"task in tasks"</text:span><text:span text:style-name="OtherTok"><text:s text:c="1"/>:key</text:span><text:span text:style-name="OperatorTok">=</text:span><text:span text:style-name="StringTok">"task.id"</text:span><text:span text:style-name="DataTypeTok">&gt;</text:span>
</text:p>
      <text:p text:style-name="Preformatted_20_Text">
<text:span text:style-name="NormalTok"><text:s text:c="8"/>{{ task.title }} ({{ task.dueDate }})</text:span>
</text:p>
      <text:p text:style-name="Preformatted_20_Text">
<text:span text:style-name="NormalTok"><text:s text:c="6"/></text:span><text:span text:style-name="DataTypeTok">&lt;/</text:span><text:span text:style-name="KeywordTok">li</text:span><text:span text:style-name="DataTypeTok">&gt;</text:span>
</text:p>
      <text:p text:style-name="Preformatted_20_Text">
<text:span text:style-name="NormalTok"><text:s text:c="4"/></text:span><text:span text:style-name="DataTypeTok">&lt;/</text:span><text:span text:style-name="KeywordTok">ul</text:span><text:span text:style-name="DataTypeTok">&gt;</text:span>
</text:p>
      <text:p text:style-name="Preformatted_20_Text">
<text:span text:style-name="NormalTok"><text:s text:c="2"/></text:span><text:span text:style-name="DataTypeTok">&lt;/</text:span><text:span text:style-name="KeywordTok">div</text:span><text:span text:style-name="DataTypeTok">&gt;</text:span>
</text:p>
      <text:p text:style-name="Preformatted_20_Text">
<text:span text:style-name="DataTypeTok">&lt;/</text:span><text:span text:style-name="KeywordTok">template</text:span><text:span text:style-name="DataTypeTok">&gt;</text:span>
</text:p>
      <text:p text:style-name="Preformatted_20_Text">
</text:p>
      <text:p text:style-name="Preformatted_20_Text">
<text:span text:style-name="DataTypeTok">&lt;</text:span><text:span text:style-name="KeywordTok">script</text:span><text:span text:style-name="DataTypeTok">&gt;</text:span>
</text:p>
      <text:p text:style-name="Preformatted_20_Text">
<text:span text:style-name="ImportTok">export</text:span><text:span text:style-name="NormalTok"><text:s text:c="1"/></text:span><text:span text:style-name="ImportTok">default</text:span><text:span text:style-name="NormalTok"><text:s text:c="1"/>{</text:span>
</text:p>
      <text:p text:style-name="Preformatted_20_Text">
<text:span text:style-name="NormalTok"><text:s text:c="2"/></text:span><text:span text:style-name="FunctionTok">data</text:span><text:span text:style-name="NormalTok">() {</text:span>
</text:p>
      <text:p text:style-name="Preformatted_20_Text">
<text:span text:style-name="NormalTok"><text:s text:c="4"/></text:span><text:span text:style-name="ControlFlowTok">return</text:span><text:span text:style-name="NormalTok"><text:s text:c="1"/>{</text:span>
</text:p>
      <text:p text:style-name="Preformatted_20_Text">
<text:span text:style-name="NormalTok"><text:s text:c="6"/></text:span><text:span text:style-name="DataTypeTok">tasks</text:span><text:span text:style-name="OperatorTok">:</text:span><text:span text:style-name="NormalTok"><text:s text:c="1"/>[]</text:span>
</text:p>
      <text:p text:style-name="Preformatted_20_Text">
<text:span text:style-name="NormalTok"><text:s text:c="4"/>}</text:span>
</text:p>
      <text:p text:style-name="Preformatted_20_Text">
<text:span text:style-name="NormalTok"><text:s text:c="2"/>}</text:span><text:span text:style-name="OperatorTok">,</text:span>
</text:p>
      <text:p text:style-name="Preformatted_20_Text">
<text:span text:style-name="NormalTok"><text:s text:c="2"/></text:span><text:span text:style-name="FunctionTok">mounted</text:span><text:span text:style-name="NormalTok">() {</text:span>
</text:p>
      <text:p text:style-name="Preformatted_20_Text">
<text:span text:style-name="NormalTok"><text:s text:c="4"/></text:span><text:span text:style-name="KeywordTok">this</text:span><text:span text:style-name="OperatorTok">.</text:span><text:span text:style-name="AttributeTok">$store</text:span><text:span text:style-name="OperatorTok">.</text:span><text:span text:style-name="FunctionTok">dispatch</text:span><text:span text:style-name="NormalTok">(</text:span><text:span text:style-name="StringTok">'getTasks'</text:span><text:span text:style-name="NormalTok">)</text:span>
</text:p>
      <text:p text:style-name="Preformatted_20_Text">
<text:span text:style-name="NormalTok"><text:s text:c="5"/></text:span><text:span text:style-name="OperatorTok">.</text:span><text:span text:style-name="FunctionTok">then</text:span><text:span text:style-name="NormalTok">(tasks </text:span><text:span text:style-name="KeywordTok">=&gt;</text:span><text:span text:style-name="NormalTok"><text:s text:c="1"/>{</text:span>
</text:p>
      <text:p text:style-name="Preformatted_20_Text">
<text:span text:style-name="NormalTok"><text:s text:c="8"/></text:span><text:span text:style-name="KeywordTok">this</text:span><text:span text:style-name="OperatorTok">.</text:span><text:span text:style-name="AttributeTok">tasks</text:span><text:span text:style-name="NormalTok"><text:s text:c="1"/></text:span><text:span text:style-name="OperatorTok">=</text:span><text:span text:style-name="NormalTok"><text:s text:c="1"/>tasks</text:span>
</text:p>
      <text:p text:style-name="Preformatted_20_Text">
<text:span text:style-name="NormalTok"><text:s text:c="6"/>})</text:span>
</text:p>
      <text:p text:style-name="Preformatted_20_Text">
<text:span text:style-name="NormalTok"><text:s text:c="5"/></text:span><text:span text:style-name="OperatorTok">.</text:span><text:span text:style-name="FunctionTok">catch</text:span><text:span text:style-name="NormalTok">(error </text:span><text:span text:style-name="KeywordTok">=&gt;</text:span><text:span text:style-name="NormalTok"><text:s text:c="1"/>{</text:span>
</text:p>
      <text:p text:style-name="Preformatted_20_Text">
<text:span text:style-name="NormalTok"><text:s text:c="8"/></text:span><text:span text:style-name="BuiltInTok">console</text:span><text:span text:style-name="OperatorTok">.</text:span><text:span text:style-name="FunctionTok">error</text:span><text:span text:style-name="NormalTok">(error)</text:span>
</text:p>
      <text:p text:style-name="Preformatted_20_Text">
<text:span text:style-name="NormalTok"><text:s text:c="6"/>})</text:span>
</text:p>
      <text:p text:style-name="Preformatted_20_Text">
<text:span text:style-name="NormalTok"><text:s text:c="2"/>}</text:span>
</text:p>
      <text:p text:style-name="Preformatted_20_Text">
<text:span text:style-name="NormalTok">}</text:span>
</text:p>
      <text:p text:style-name="Preformatted_20_Text">
<text:span text:style-name="DataTypeTok">&lt;/</text:span><text:span text:style-name="KeywordTok">script</text:span><text:span text:style-name="DataTypeTok">&gt;</text:span>
</text:p>
      <text:p text:style-name="First_20_paragraph">We’ll also create the <text:span text:style-name="Source_Text">CreateTask.vue</text:span> component, which will allow users to create new tasks.</text:p>
      <text:p text:style-name="Preformatted_20_Text">
<text:span text:style-name="CommentTok">&lt;!-- CreateTask.vue --&gt;</text:span>
</text:p>
      <text:p text:style-name="Preformatted_20_Text">
<text:span text:style-name="DataTypeTok">&lt;</text:span><text:span text:style-name="KeywordTok">template</text:span><text:span text:style-name="DataTypeTok">&gt;</text:span>
</text:p>
      <text:p text:style-name="Preformatted_20_Text">
<text:span text:style-name="NormalTok"><text:s text:c="2"/></text:span><text:span text:style-name="DataTypeTok">&lt;</text:span><text:span text:style-name="KeywordTok">div</text:span><text:span text:style-name="DataTypeTok">&gt;</text:span>
</text:p>
      <text:p text:style-name="Preformatted_20_Text">
<text:span text:style-name="NormalTok"><text:s text:c="4"/></text:span><text:span text:style-name="DataTypeTok">&lt;</text:span><text:span text:style-name="KeywordTok">h1</text:span><text:span text:style-name="DataTypeTok">&gt;</text:span><text:span text:style-name="NormalTok">Create Task</text:span><text:span text:style-name="DataTypeTok">&lt;/</text:span><text:span text:style-name="KeywordTok">h1</text:span><text:span text:style-name="DataTypeTok">&gt;</text:span>
</text:p>
      <text:p text:style-name="Preformatted_20_Text">
<text:span text:style-name="NormalTok"><text:s text:c="4"/></text:span><text:span text:style-name="DataTypeTok">&lt;</text:span><text:span text:style-name="KeywordTok">form</text:span><text:span text:style-name="OtherTok"><text:s text:c="1"/></text:span><text:span text:style-name="ErrorTok">@</text:span><text:span text:style-name="OtherTok">submit.prevent</text:span><text:span text:style-name="OperatorTok">=</text:span><text:span text:style-name="StringTok">"createTask"</text:span><text:span text:style-name="DataTypeTok">&gt;</text:span>
</text:p>
      <text:p text:style-name="Preformatted_20_Text">
<text:span text:style-name="NormalTok"><text:s text:c="6"/></text:span><text:span text:style-name="DataTypeTok">&lt;</text:span><text:span text:style-name="KeywordTok">input</text:span><text:span text:style-name="OtherTok"><text:s text:c="1"/>type</text:span><text:span text:style-name="OperatorTok">=</text:span><text:span text:style-name="StringTok">"text"</text:span><text:span text:style-name="OtherTok"><text:s text:c="1"/>v-model</text:span><text:span text:style-name="OperatorTok">=</text:span><text:span text:style-name="StringTok">"title"</text:span><text:span text:style-name="OtherTok"><text:s text:c="1"/>placeholder</text:span><text:span text:style-name="OperatorTok">=</text:span><text:span text:style-name="StringTok">"Task title"</text:span><text:span text:style-name="DataTypeTok">&gt;</text:span>
</text:p>
      <text:p text:style-name="Preformatted_20_Text">
<text:span text:style-name="NormalTok"><text:s text:c="6"/></text:span><text:span text:style-name="DataTypeTok">&lt;</text:span><text:span text:style-name="KeywordTok">input</text:span><text:span text:style-name="OtherTok"><text:s text:c="1"/>type</text:span><text:span text:style-name="OperatorTok">=</text:span><text:span text:style-name="StringTok">"text"</text:span><text:span text:style-name="OtherTok"><text:s text:c="1"/>v-model</text:span><text:span text:style-name="OperatorTok">=</text:span><text:span text:style-name="StringTok">"description"</text:span><text:span text:style-name="OtherTok"><text:s text:c="1"/>placeholder</text:span><text:span text:style-name="OperatorTok">=</text:span><text:span text:style-name="StringTok">"Task description"</text:span><text:span text:style-name="DataTypeTok">&gt;</text:span>
</text:p>
      <text:p text:style-name="Preformatted_20_Text">
<text:span text:style-name="NormalTok"><text:s text:c="6"/></text:span><text:span text:style-name="DataTypeTok">&lt;</text:span><text:span text:style-name="KeywordTok">input</text:span><text:span text:style-name="OtherTok"><text:s text:c="1"/>type</text:span><text:span text:style-name="OperatorTok">=</text:span><text:span text:style-name="StringTok">"date"</text:span><text:span text:style-name="OtherTok"><text:s text:c="1"/>v-model</text:span><text:span text:style-name="OperatorTok">=</text:span><text:span text:style-name="StringTok">"dueDate"</text:span><text:span text:style-name="OtherTok"><text:s text:c="1"/>placeholder</text:span><text:span text:style-name="OperatorTok">=</text:span><text:span text:style-name="StringTok">"Due date"</text:span><text:span text:style-name="DataTypeTok">&gt;</text:span>
</text:p>
      <text:p text:style-name="Preformatted_20_Text">
<text:span text:style-name="NormalTok"><text:s text:c="6"/></text:span><text:span text:style-name="DataTypeTok">&lt;</text:span><text:span text:style-name="KeywordTok">button</text:span><text:span text:style-name="OtherTok"><text:s text:c="1"/>type</text:span><text:span text:style-name="OperatorTok">=</text:span><text:span text:style-name="StringTok">"submit"</text:span><text:span text:style-name="DataTypeTok">&gt;</text:span><text:span text:style-name="NormalTok">Create Task</text:span><text:span text:style-name="DataTypeTok">&lt;/</text:span><text:span text:style-name="KeywordTok">button</text:span><text:span text:style-name="DataTypeTok">&gt;</text:span>
</text:p>
      <text:p text:style-name="Preformatted_20_Text">
<text:span text:style-name="NormalTok"><text:s text:c="4"/></text:span><text:span text:style-name="DataTypeTok">&lt;/</text:span><text:span text:style-name="KeywordTok">form</text:span><text:span text:style-name="DataTypeTok">&gt;</text:span>
</text:p>
      <text:p text:style-name="Preformatted_20_Text">
<text:span text:style-name="NormalTok"><text:s text:c="2"/></text:span><text:span text:style-name="DataTypeTok">&lt;/</text:span><text:span text:style-name="KeywordTok">div</text:span><text:span text:style-name="DataTypeTok">&gt;</text:span>
</text:p>
      <text:p text:style-name="Preformatted_20_Text">
<text:span text:style-name="DataTypeTok">&lt;/</text:span><text:span text:style-name="KeywordTok">template</text:span><text:span text:style-name="DataTypeTok">&gt;</text:span>
</text:p>
      <text:p text:style-name="Preformatted_20_Text">
</text:p>
      <text:p text:style-name="Preformatted_20_Text">
<text:span text:style-name="DataTypeTok">&lt;</text:span><text:span text:style-name="KeywordTok">script</text:span><text:span text:style-name="DataTypeTok">&gt;</text:span>
</text:p>
      <text:p text:style-name="Preformatted_20_Text">
<text:span text:style-name="ImportTok">export</text:span><text:span text:style-name="NormalTok"><text:s text:c="1"/></text:span><text:span text:style-name="ImportTok">default</text:span><text:span text:style-name="NormalTok"><text:s text:c="1"/>{</text:span>
</text:p>
      <text:p text:style-name="Preformatted_20_Text">
<text:span text:style-name="NormalTok"><text:s text:c="2"/></text:span><text:span text:style-name="FunctionTok">data</text:span><text:span text:style-name="NormalTok">() {</text:span>
</text:p>
      <text:p text:style-name="Preformatted_20_Text">
<text:span text:style-name="NormalTok"><text:s text:c="4"/></text:span><text:span text:style-name="ControlFlowTok">return</text:span><text:span text:style-name="NormalTok"><text:s text:c="1"/>{</text:span>
</text:p>
      <text:p text:style-name="Preformatted_20_Text">
<text:span text:style-name="NormalTok"><text:s text:c="6"/></text:span><text:span text:style-name="DataTypeTok">title</text:span><text:span text:style-name="OperatorTok">:</text:span><text:span text:style-name="NormalTok"><text:s text:c="1"/></text:span><text:span text:style-name="StringTok">''</text:span><text:span text:style-name="OperatorTok">,</text:span>
</text:p>
      <text:p text:style-name="Preformatted_20_Text">
<text:span text:style-name="NormalTok"><text:s text:c="6"/></text:span><text:span text:style-name="DataTypeTok">description</text:span><text:span text:style-name="OperatorTok">:</text:span><text:span text:style-name="NormalTok"><text:s text:c="1"/></text:span><text:span text:style-name="StringTok">''</text:span><text:span text:style-name="OperatorTok">,</text:span>
</text:p>
      <text:p text:style-name="Preformatted_20_Text">
<text:span text:style-name="NormalTok"><text:s text:c="6"/></text:span><text:span text:style-name="DataTypeTok">dueDate</text:span><text:span text:style-name="OperatorTok">:</text:span><text:span text:style-name="NormalTok"><text:s text:c="1"/></text:span><text:span text:style-name="StringTok">''</text:span>
</text:p>
      <text:p text:style-name="Preformatted_20_Text">
<text:span text:style-name="NormalTok"><text:s text:c="4"/>}</text:span>
</text:p>
      <text:p text:style-name="Preformatted_20_Text">
<text:span text:style-name="NormalTok"><text:s text:c="2"/>}</text:span><text:span text:style-name="OperatorTok">,</text:span>
</text:p>
      <text:p text:style-name="Preformatted_20_Text">
<text:span text:style-name="NormalTok"><text:s text:c="2"/></text:span><text:span text:style-name="DataTypeTok">methods</text:span><text:span text:style-name="OperatorTok">:</text:span><text:span text:style-name="NormalTok"><text:s text:c="1"/>{</text:span>
</text:p>
      <text:p text:style-name="Preformatted_20_Text">
<text:span text:style-name="NormalTok"><text:s text:c="4"/></text:span><text:span text:style-name="FunctionTok">createTask</text:span><text:span text:style-name="NormalTok">() {</text:span>
</text:p>
      <text:p text:style-name="Preformatted_20_Text">
<text:span text:style-name="NormalTok"><text:s text:c="6"/></text:span><text:span text:style-name="KeywordTok">this</text:span><text:span text:style-name="OperatorTok">.</text:span><text:span text:style-name="AttributeTok">$store</text:span><text:span text:style-name="OperatorTok">.</text:span><text:span text:style-name="FunctionTok">dispatch</text:span><text:span text:style-name="NormalTok">(</text:span><text:span text:style-name="StringTok">'createTask'</text:span><text:span text:style-name="OperatorTok">,</text:span><text:span text:style-name="NormalTok"><text:s text:c="1"/>{</text:span>
</text:p>
      <text:p text:style-name="Preformatted_20_Text">
<text:span text:style-name="NormalTok"><text:s text:c="8"/></text:span><text:span text:style-name="DataTypeTok">title</text:span><text:span text:style-name="OperatorTok">:</text:span><text:span text:style-name="NormalTok"><text:s text:c="1"/></text:span><text:span text:style-name="KeywordTok">this</text:span><text:span text:style-name="OperatorTok">.</text:span><text:span text:style-name="AttributeTok">title</text:span><text:span text:style-name="OperatorTok">,</text:span>
</text:p>
      <text:p text:style-name="Preformatted_20_Text">
<text:span text:style-name="NormalTok"><text:s text:c="8"/></text:span><text:span text:style-name="DataTypeTok">description</text:span><text:span text:style-name="OperatorTok">:</text:span><text:span text:style-name="NormalTok"><text:s text:c="1"/></text:span><text:span text:style-name="KeywordTok">this</text:span><text:span text:style-name="OperatorTok">.</text:span><text:span text:style-name="AttributeTok">description</text:span><text:span text:style-name="OperatorTok">,</text:span>
</text:p>
      <text:p text:style-name="Preformatted_20_Text">
<text:span text:style-name="NormalTok"><text:s text:c="8"/></text:span><text:span text:style-name="DataTypeTok">dueDate</text:span><text:span text:style-name="OperatorTok">:</text:span><text:span text:style-name="NormalTok"><text:s text:c="1"/></text:span><text:span text:style-name="KeywordTok">this</text:span><text:span text:style-name="OperatorTok">.</text:span><text:span text:style-name="AttributeTok">dueDate</text:span>
</text:p>
      <text:p text:style-name="Preformatted_20_Text">
<text:span text:style-name="NormalTok"><text:s text:c="6"/>})</text:span>
</text:p>
      <text:p text:style-name="Preformatted_20_Text">
<text:span text:style-name="NormalTok"><text:s text:c="7"/></text:span><text:span text:style-name="OperatorTok">.</text:span><text:span text:style-name="FunctionTok">then</text:span><text:span text:style-name="NormalTok">(task </text:span><text:span text:style-name="KeywordTok">=&gt;</text:span><text:span text:style-name="NormalTok"><text:s text:c="1"/>{</text:span>
</text:p>
      <text:p text:style-name="Preformatted_20_Text">
<text:span text:style-name="NormalTok"><text:s text:c="10"/></text:span><text:span text:style-name="KeywordTok">this</text:span><text:span text:style-name="OperatorTok">.</text:span><text:span text:style-name="AttributeTok">tasks</text:span><text:span text:style-name="OperatorTok">.</text:span><text:span text:style-name="FunctionTok">push</text:span><text:span text:style-name="NormalTok">(task)</text:span>
</text:p>
      <text:p text:style-name="Preformatted_20_Text">
<text:span text:style-name="NormalTok"><text:s text:c="8"/>})</text:span>
</text:p>
      <text:p text:style-name="Preformatted_20_Text">
<text:span text:style-name="NormalTok"><text:s text:c="7"/></text:span><text:span text:style-name="OperatorTok">.</text:span><text:span text:style-name="FunctionTok">catch</text:span><text:span text:style-name="NormalTok">(error </text:span><text:span text:style-name="KeywordTok">=&gt;</text:span><text:span text:style-name="NormalTok"><text:s text:c="1"/>{</text:span>
</text:p>
      <text:p text:style-name="Preformatted_20_Text">
<text:span text:style-name="NormalTok"><text:s text:c="10"/></text:span><text:span text:style-name="BuiltInTok">console</text:span><text:span text:style-name="OperatorTok">.</text:span><text:span text:style-name="FunctionTok">error</text:span><text:span text:style-name="NormalTok">(error)</text:span>
</text:p>
      <text:p text:style-name="Preformatted_20_Text">
<text:span text:style-name="NormalTok"><text:s text:c="8"/>})</text:span>
</text:p>
      <text:p text:style-name="Preformatted_20_Text">
<text:span text:style-name="NormalTok"><text:s text:c="4"/>}</text:span>
</text:p>
      <text:p text:style-name="Preformatted_20_Text">
<text:span text:style-name="NormalTok"><text:s text:c="2"/>}</text:span>
</text:p>
      <text:p text:style-name="Preformatted_20_Text">
<text:span text:style-name="NormalTok">}</text:span>
</text:p>
      <text:p text:style-name="Preformatted_20_Text">
<text:span text:style-name="DataTypeTok">&lt;/</text:span><text:span text:style-name="KeywordTok">script</text:span><text:span text:style-name="DataTypeTok">&gt;</text:span>
</text:p>
      <text:p text:style-name="First_20_paragraph"><text:span text:style-name="T1">Bundling and Deploying the Vue App using Vue CLI or Netlify</text:span></text:p>
      <text:p text:style-name="Text_20_body">To bundle and deploy a Vue app, you can use the Vue CLI or Netlify.</text:p>
      <text:p text:style-name="Text_20_body"><text:span text:style-name="T1">Using Vue CLI</text:span></text:p>
      <text:p text:style-name="Text_20_body">To bundle your app using Vue CLI, you can run the following command:</text:p>
      <text:p text:style-name="Preformatted_20_Text">
<text:span text:style-name="ExtensionTok">vue</text:span><text:span text:style-name="NormalTok"><text:s text:c="1"/>build</text:span>
</text:p>
      <text:p text:style-name="First_20_paragraph">This will create a production-ready bundle of your app in the <text:span text:style-name="Source_Text">dist</text:span> directory.</text:p>
      <text:p text:style-name="Text_20_body">To deploy your app, you can use a hosting platform such as Netlify or Vercel. You can also use a cloud provider such as AWS or Google Cloud.</text:p>
      <text:p text:style-name="Text_20_body"><text:span text:style-name="T1">Using Netlify</text:span></text:p>
      <text:p text:style-name="Text_20_body">Netlify is a popular hosting platform that allows you to deploy your Vue app with ease. Here’s how you can deploy your app to Netlify:</text:p>
      <text:list text:style-name="L3">
        <text:list-item>
          <text:p text:style-name="P3">Create a new Netlify site by going to the Netlify dashboard and clicking on “New Site”.</text:p>
        </text:list-item>
        <text:list-item>
          <text:p text:style-name="P3">Connect your GitHub repository to Netlify.</text:p>
        </text:list-item>
        <text:list-item>
          <text:p text:style-name="P3">Set up your build settings by specifying the build command and output directory.</text:p>
        </text:list-item>
        <text:list-item>
          <text:p text:style-name="P3">Deploy your app to Netlify by clicking on the “Deploy” button.</text:p>
        </text:list-item>
      </text:list>
      <text:p text:style-name="First_20_paragraph">Once your app is deployed, you can access it by going to the Netlify site URL.</text:p>
      <text:p text:style-name="Text_20_body">Here is a step-by-step guide to building a small Vue app with multiple components, routes, and API integration:</text:p>
      <text:p text:style-name="Text_20_body"><text:span text:style-name="T1">Step 1: Create a new Vue project</text:span></text:p>
      <text:p text:style-name="Text_20_body">To start, create a new Vue project using the Vue CLI:</text:p>
      <text:p text:style-name="Preformatted_20_Text">
<text:span text:style-name="ExtensionTok">vue</text:span><text:span text:style-name="NormalTok"><text:s text:c="1"/>create my-vue-app</text:span>
</text:p>
      <text:p text:style-name="First_20_paragraph">This will create a new directory called <text:span text:style-name="Source_Text">my-vue-app</text:span> with a basic Vue project structure.</text:p>
      <text:p text:style-name="Text_20_body"><text:span text:style-name="T1">Step 2: Create multiple components</text:span></text:p>
      <text:p text:style-name="Text_20_body">Create several new components to represent different parts of your app. For example, you might create a <text:span text:style-name="Source_Text">Header.vue</text:span> component, a <text:span text:style-name="Source_Text">Footer.vue</text:span> component, and a <text:span text:style-name="Source_Text">Home.vue</text:span> component.</text:p>
      <text:p text:style-name="Text_20_body"><text:span text:style-name="T1">Header.vue</text:span></text:p>
      <text:p text:style-name="Preformatted_20_Text">
<text:span text:style-name="DataTypeTok">&lt;</text:span><text:span text:style-name="KeywordTok">template</text:span><text:span text:style-name="DataTypeTok">&gt;</text:span>
</text:p>
      <text:p text:style-name="Preformatted_20_Text">
<text:span text:style-name="NormalTok"><text:s text:c="2"/></text:span><text:span text:style-name="DataTypeTok">&lt;</text:span><text:span text:style-name="KeywordTok">header</text:span><text:span text:style-name="DataTypeTok">&gt;</text:span>
</text:p>
      <text:p text:style-name="Preformatted_20_Text">
<text:span text:style-name="NormalTok"><text:s text:c="4"/></text:span><text:span text:style-name="DataTypeTok">&lt;</text:span><text:span text:style-name="KeywordTok">nav</text:span><text:span text:style-name="DataTypeTok">&gt;</text:span>
</text:p>
      <text:p text:style-name="Preformatted_20_Text">
<text:span text:style-name="NormalTok"><text:s text:c="6"/></text:span><text:span text:style-name="DataTypeTok">&lt;</text:span><text:span text:style-name="KeywordTok">ul</text:span><text:span text:style-name="DataTypeTok">&gt;</text:span>
</text:p>
      <text:p text:style-name="Preformatted_20_Text">
<text:span text:style-name="NormalTok"><text:s text:c="8"/></text:span><text:span text:style-name="DataTypeTok">&lt;</text:span><text:span text:style-name="KeywordTok">li</text:span><text:span text:style-name="DataTypeTok">&gt;&lt;</text:span><text:span text:style-name="KeywordTok">router-link</text:span><text:span text:style-name="OtherTok"><text:s text:c="1"/>to</text:span><text:span text:style-name="OperatorTok">=</text:span><text:span text:style-name="StringTok">"/home"</text:span><text:span text:style-name="DataTypeTok">&gt;</text:span><text:span text:style-name="NormalTok">Home</text:span><text:span text:style-name="DataTypeTok">&lt;/</text:span><text:span text:style-name="KeywordTok">router-link</text:span><text:span text:style-name="DataTypeTok">&gt;&lt;/</text:span><text:span text:style-name="KeywordTok">li</text:span><text:span text:style-name="DataTypeTok">&gt;</text:span>
</text:p>
      <text:p text:style-name="Preformatted_20_Text">
<text:span text:style-name="NormalTok"><text:s text:c="8"/></text:span><text:span text:style-name="DataTypeTok">&lt;</text:span><text:span text:style-name="KeywordTok">li</text:span><text:span text:style-name="DataTypeTok">&gt;&lt;</text:span><text:span text:style-name="KeywordTok">router-link</text:span><text:span text:style-name="OtherTok"><text:s text:c="1"/>to</text:span><text:span text:style-name="OperatorTok">=</text:span><text:span text:style-name="StringTok">"/about"</text:span><text:span text:style-name="DataTypeTok">&gt;</text:span><text:span text:style-name="NormalTok">About</text:span><text:span text:style-name="DataTypeTok">&lt;/</text:span><text:span text:style-name="KeywordTok">router-link</text:span><text:span text:style-name="DataTypeTok">&gt;&lt;/</text:span><text:span text:style-name="KeywordTok">li</text:span><text:span text:style-name="DataTypeTok">&gt;</text:span>
</text:p>
      <text:p text:style-name="Preformatted_20_Text">
<text:span text:style-name="NormalTok"><text:s text:c="6"/></text:span><text:span text:style-name="DataTypeTok">&lt;/</text:span><text:span text:style-name="KeywordTok">ul</text:span><text:span text:style-name="DataTypeTok">&gt;</text:span>
</text:p>
      <text:p text:style-name="Preformatted_20_Text">
<text:span text:style-name="NormalTok"><text:s text:c="4"/></text:span><text:span text:style-name="DataTypeTok">&lt;/</text:span><text:span text:style-name="KeywordTok">nav</text:span><text:span text:style-name="DataTypeTok">&gt;</text:span>
</text:p>
      <text:p text:style-name="Preformatted_20_Text">
<text:span text:style-name="NormalTok"><text:s text:c="2"/></text:span><text:span text:style-name="DataTypeTok">&lt;/</text:span><text:span text:style-name="KeywordTok">header</text:span><text:span text:style-name="DataTypeTok">&gt;</text:span>
</text:p>
      <text:p text:style-name="Preformatted_20_Text">
<text:span text:style-name="DataTypeTok">&lt;/</text:span><text:span text:style-name="KeywordTok">template</text:span><text:span text:style-name="DataTypeTok">&gt;</text:span>
</text:p>
      <text:p text:style-name="First_20_paragraph"><text:span text:style-name="T1">Footer.vue</text:span></text:p>
      <text:p text:style-name="Preformatted_20_Text">
<text:span text:style-name="DataTypeTok">&lt;</text:span><text:span text:style-name="KeywordTok">template</text:span><text:span text:style-name="DataTypeTok">&gt;</text:span>
</text:p>
      <text:p text:style-name="Preformatted_20_Text">
<text:span text:style-name="NormalTok"><text:s text:c="2"/></text:span><text:span text:style-name="DataTypeTok">&lt;</text:span><text:span text:style-name="KeywordTok">footer</text:span><text:span text:style-name="DataTypeTok">&gt;</text:span>
</text:p>
      <text:p text:style-name="Preformatted_20_Text">
<text:span text:style-name="NormalTok"><text:s text:c="4"/></text:span><text:span text:style-name="DataTypeTok">&lt;</text:span><text:span text:style-name="KeywordTok">p</text:span><text:span text:style-name="DataTypeTok">&gt;</text:span><text:span text:style-name="DecValTok">&amp;copy;</text:span><text:span text:style-name="NormalTok"><text:s text:c="1"/>2023 My Vue App</text:span><text:span text:style-name="DataTypeTok">&lt;/</text:span><text:span text:style-name="KeywordTok">p</text:span><text:span text:style-name="DataTypeTok">&gt;</text:span>
</text:p>
      <text:p text:style-name="Preformatted_20_Text">
<text:span text:style-name="NormalTok"><text:s text:c="2"/></text:span><text:span text:style-name="DataTypeTok">&lt;/</text:span><text:span text:style-name="KeywordTok">footer</text:span><text:span text:style-name="DataTypeTok">&gt;</text:span>
</text:p>
      <text:p text:style-name="Preformatted_20_Text">
<text:span text:style-name="DataTypeTok">&lt;/</text:span><text:span text:style-name="KeywordTok">template</text:span><text:span text:style-name="DataTypeTok">&gt;</text:span>
</text:p>
      <text:p text:style-name="First_20_paragraph"><text:span text:style-name="T1">Home.vue</text:span></text:p>
      <text:p text:style-name="Preformatted_20_Text">
<text:span text:style-name="DataTypeTok">&lt;</text:span><text:span text:style-name="KeywordTok">template</text:span><text:span text:style-name="DataTypeTok">&gt;</text:span>
</text:p>
      <text:p text:style-name="Preformatted_20_Text">
<text:span text:style-name="NormalTok"><text:s text:c="2"/></text:span><text:span text:style-name="DataTypeTok">&lt;</text:span><text:span text:style-name="KeywordTok">div</text:span><text:span text:style-name="DataTypeTok">&gt;</text:span>
</text:p>
      <text:p text:style-name="Preformatted_20_Text">
<text:span text:style-name="NormalTok"><text:s text:c="4"/></text:span><text:span text:style-name="DataTypeTok">&lt;</text:span><text:span text:style-name="KeywordTok">h1</text:span><text:span text:style-name="DataTypeTok">&gt;</text:span><text:span text:style-name="NormalTok">Welcome to My Vue App!</text:span><text:span text:style-name="DataTypeTok">&lt;/</text:span><text:span text:style-name="KeywordTok">h1</text:span><text:span text:style-name="DataTypeTok">&gt;</text:span>
</text:p>
      <text:p text:style-name="Preformatted_20_Text">
<text:span text:style-name="NormalTok"><text:s text:c="4"/></text:span><text:span text:style-name="DataTypeTok">&lt;</text:span><text:span text:style-name="KeywordTok">p</text:span><text:span text:style-name="DataTypeTok">&gt;</text:span><text:span text:style-name="NormalTok">This is the home page.</text:span><text:span text:style-name="DataTypeTok">&lt;/</text:span><text:span text:style-name="KeywordTok">p</text:span><text:span text:style-name="DataTypeTok">&gt;</text:span>
</text:p>
      <text:p text:style-name="Preformatted_20_Text">
<text:span text:style-name="NormalTok"><text:s text:c="2"/></text:span><text:span text:style-name="DataTypeTok">&lt;/</text:span><text:span text:style-name="KeywordTok">div</text:span><text:span text:style-name="DataTypeTok">&gt;</text:span>
</text:p>
      <text:p text:style-name="Preformatted_20_Text">
<text:span text:style-name="DataTypeTok">&lt;/</text:span><text:span text:style-name="KeywordTok">template</text:span><text:span text:style-name="DataTypeTok">&gt;</text:span>
</text:p>
      <text:p text:style-name="First_20_paragraph"><text:span text:style-name="T1">Step 3: Create routes</text:span></text:p>
      <text:p text:style-name="Text_20_body">Create a new file called <text:span text:style-name="Source_Text">router.js</text:span> to define the routes for your app:</text:p>
      <text:p text:style-name="Preformatted_20_Text">
<text:span text:style-name="ImportTok">import</text:span><text:span text:style-name="NormalTok"><text:s text:c="1"/>Vue </text:span><text:span text:style-name="ImportTok">from</text:span><text:span text:style-name="NormalTok"><text:s text:c="1"/></text:span><text:span text:style-name="StringTok">'vue'</text:span>
</text:p>
      <text:p text:style-name="Preformatted_20_Text">
<text:span text:style-name="ImportTok">import</text:span><text:span text:style-name="NormalTok"><text:s text:c="1"/>Router </text:span><text:span text:style-name="ImportTok">from</text:span><text:span text:style-name="NormalTok"><text:s text:c="1"/></text:span><text:span text:style-name="StringTok">'vue-router'</text:span>
</text:p>
      <text:p text:style-name="Preformatted_20_Text">
<text:span text:style-name="ImportTok">import</text:span><text:span text:style-name="NormalTok"><text:s text:c="1"/>Home </text:span><text:span text:style-name="ImportTok">from</text:span><text:span text:style-name="NormalTok"><text:s text:c="1"/></text:span><text:span text:style-name="StringTok">'./Home.vue'</text:span>
</text:p>
      <text:p text:style-name="Preformatted_20_Text">
<text:span text:style-name="ImportTok">import</text:span><text:span text:style-name="NormalTok"><text:s text:c="1"/>About </text:span><text:span text:style-name="ImportTok">from</text:span><text:span text:style-name="NormalTok"><text:s text:c="1"/></text:span><text:span text:style-name="StringTok">'./About.vue'</text:span>
</text:p>
      <text:p text:style-name="Preformatted_20_Text">
</text:p>
      <text:p text:style-name="Preformatted_20_Text">
<text:span text:style-name="NormalTok">Vue</text:span><text:span text:style-name="OperatorTok">.</text:span><text:span text:style-name="FunctionTok">use</text:span><text:span text:style-name="NormalTok">(Router)</text:span>
</text:p>
      <text:p text:style-name="Preformatted_20_Text">
</text:p>
      <text:p text:style-name="Preformatted_20_Text">
<text:span text:style-name="ImportTok">export</text:span><text:span text:style-name="NormalTok"><text:s text:c="1"/></text:span><text:span text:style-name="ImportTok">default</text:span><text:span text:style-name="NormalTok"><text:s text:c="1"/></text:span><text:span text:style-name="KeywordTok">new</text:span><text:span text:style-name="NormalTok"><text:s text:c="1"/></text:span><text:span text:style-name="FunctionTok">Router</text:span><text:span text:style-name="NormalTok">({</text:span>
</text:p>
      <text:p text:style-name="Preformatted_20_Text">
<text:span text:style-name="NormalTok"><text:s text:c="2"/></text:span><text:span text:style-name="DataTypeTok">routes</text:span><text:span text:style-name="OperatorTok">:</text:span><text:span text:style-name="NormalTok"><text:s text:c="1"/>[</text:span>
</text:p>
      <text:p text:style-name="Preformatted_20_Text">
<text:span text:style-name="NormalTok"><text:s text:c="4"/>{</text:span>
</text:p>
      <text:p text:style-name="Preformatted_20_Text">
<text:span text:style-name="NormalTok"><text:s text:c="6"/></text:span><text:span text:style-name="DataTypeTok">path</text:span><text:span text:style-name="OperatorTok">:</text:span><text:span text:style-name="NormalTok"><text:s text:c="1"/></text:span><text:span text:style-name="StringTok">'/'</text:span><text:span text:style-name="OperatorTok">,</text:span>
</text:p>
      <text:p text:style-name="Preformatted_20_Text">
<text:span text:style-name="NormalTok"><text:s text:c="6"/></text:span><text:span text:style-name="DataTypeTok">name</text:span><text:span text:style-name="OperatorTok">:</text:span><text:span text:style-name="NormalTok"><text:s text:c="1"/></text:span><text:span text:style-name="StringTok">'home'</text:span><text:span text:style-name="OperatorTok">,</text:span>
</text:p>
      <text:p text:style-name="Preformatted_20_Text">
<text:span text:style-name="NormalTok"><text:s text:c="6"/></text:span><text:span text:style-name="DataTypeTok">component</text:span><text:span text:style-name="OperatorTok">:</text:span><text:span text:style-name="NormalTok"><text:s text:c="1"/>Home</text:span>
</text:p>
      <text:p text:style-name="Preformatted_20_Text">
<text:span text:style-name="NormalTok"><text:s text:c="4"/>}</text:span><text:span text:style-name="OperatorTok">,</text:span>
</text:p>
      <text:p text:style-name="Preformatted_20_Text">
<text:span text:style-name="NormalTok"><text:s text:c="4"/>{</text:span>
</text:p>
      <text:p text:style-name="Preformatted_20_Text">
<text:span text:style-name="NormalTok"><text:s text:c="6"/></text:span><text:span text:style-name="DataTypeTok">path</text:span><text:span text:style-name="OperatorTok">:</text:span><text:span text:style-name="NormalTok"><text:s text:c="1"/></text:span><text:span text:style-name="StringTok">'/about'</text:span><text:span text:style-name="OperatorTok">,</text:span>
</text:p>
      <text:p text:style-name="Preformatted_20_Text">
<text:span text:style-name="NormalTok"><text:s text:c="6"/></text:span><text:span text:style-name="DataTypeTok">name</text:span><text:span text:style-name="OperatorTok">:</text:span><text:span text:style-name="NormalTok"><text:s text:c="1"/></text:span><text:span text:style-name="StringTok">'about'</text:span><text:span text:style-name="OperatorTok">,</text:span>
</text:p>
      <text:p text:style-name="Preformatted_20_Text">
<text:span text:style-name="NormalTok"><text:s text:c="6"/></text:span><text:span text:style-name="DataTypeTok">component</text:span><text:span text:style-name="OperatorTok">:</text:span><text:span text:style-name="NormalTok"><text:s text:c="1"/>About</text:span>
</text:p>
      <text:p text:style-name="Preformatted_20_Text">
<text:span text:style-name="NormalTok"><text:s text:c="4"/>}</text:span>
</text:p>
      <text:p text:style-name="Preformatted_20_Text">
<text:span text:style-name="NormalTok"><text:s text:c="2"/>]</text:span>
</text:p>
      <text:p text:style-name="Preformatted_20_Text">
<text:span text:style-name="NormalTok">})</text:span>
</text:p>
      <text:p text:style-name="First_20_paragraph"><text:span text:style-name="T1">Step 4: Create API integration</text:span></text:p>
      <text:p text:style-name="Text_20_body">Create a new file called <text:span text:style-name="Source_Text">api.js</text:span> to define the API endpoints for your app:</text:p>
      <text:p text:style-name="Preformatted_20_Text">
<text:span text:style-name="ImportTok">import</text:span><text:span text:style-name="NormalTok"><text:s text:c="1"/>axios </text:span><text:span text:style-name="ImportTok">from</text:span><text:span text:style-name="NormalTok"><text:s text:c="1"/></text:span><text:span text:style-name="StringTok">'axios'</text:span>
</text:p>
      <text:p text:style-name="Preformatted_20_Text">
</text:p>
      <text:p text:style-name="Preformatted_20_Text">
<text:span text:style-name="KeywordTok">const</text:span><text:span text:style-name="NormalTok"><text:s text:c="1"/>api </text:span><text:span text:style-name="OperatorTok">=</text:span><text:span text:style-name="NormalTok"><text:s text:c="1"/>axios</text:span><text:span text:style-name="OperatorTok">.</text:span><text:span text:style-name="FunctionTok">create</text:span><text:span text:style-name="NormalTok">({</text:span>
</text:p>
      <text:p text:style-name="Preformatted_20_Text">
<text:span text:style-name="NormalTok"><text:s text:c="2"/></text:span><text:span text:style-name="DataTypeTok">baseURL</text:span><text:span text:style-name="OperatorTok">:</text:span><text:span text:style-name="NormalTok"><text:s text:c="1"/></text:span><text:span text:style-name="StringTok">'https://api.example.com'</text:span>
</text:p>
      <text:p text:style-name="Preformatted_20_Text">
<text:span text:style-name="NormalTok">})</text:span>
</text:p>
      <text:p text:style-name="Preformatted_20_Text">
</text:p>
      <text:p text:style-name="Preformatted_20_Text">
<text:span text:style-name="ImportTok">export</text:span><text:span text:style-name="NormalTok"><text:s text:c="1"/></text:span><text:span text:style-name="ImportTok">default</text:span><text:span text:style-name="NormalTok"><text:s text:c="1"/>api</text:span>
</text:p>
      <text:p text:style-name="First_20_paragraph"><text:span text:style-name="T1">Step 5: Integrate API with components</text:span></text:p>
      <text:p text:style-name="Text_20_body">Modify the <text:span text:style-name="Source_Text">Home.vue</text:span> component to fetch data from the API:</text:p>
      <text:p text:style-name="Preformatted_20_Text">
<text:span text:style-name="DataTypeTok">&lt;</text:span><text:span text:style-name="KeywordTok">template</text:span><text:span text:style-name="DataTypeTok">&gt;</text:span>
</text:p>
      <text:p text:style-name="Preformatted_20_Text">
<text:span text:style-name="NormalTok"><text:s text:c="2"/></text:span><text:span text:style-name="DataTypeTok">&lt;</text:span><text:span text:style-name="KeywordTok">div</text:span><text:span text:style-name="DataTypeTok">&gt;</text:span>
</text:p>
      <text:p text:style-name="Preformatted_20_Text">
<text:span text:style-name="NormalTok"><text:s text:c="4"/></text:span><text:span text:style-name="DataTypeTok">&lt;</text:span><text:span text:style-name="KeywordTok">h1</text:span><text:span text:style-name="DataTypeTok">&gt;</text:span><text:span text:style-name="NormalTok">Welcome to My Vue App!</text:span><text:span text:style-name="DataTypeTok">&lt;/</text:span><text:span text:style-name="KeywordTok">h1</text:span><text:span text:style-name="DataTypeTok">&gt;</text:span>
</text:p>
      <text:p text:style-name="Preformatted_20_Text">
<text:span text:style-name="NormalTok"><text:s text:c="4"/></text:span><text:span text:style-name="DataTypeTok">&lt;</text:span><text:span text:style-name="KeywordTok">p</text:span><text:span text:style-name="DataTypeTok">&gt;</text:span><text:span text:style-name="NormalTok">This is the home page.</text:span><text:span text:style-name="DataTypeTok">&lt;/</text:span><text:span text:style-name="KeywordTok">p</text:span><text:span text:style-name="DataTypeTok">&gt;</text:span>
</text:p>
      <text:p text:style-name="Preformatted_20_Text">
<text:span text:style-name="NormalTok"><text:s text:c="4"/></text:span><text:span text:style-name="DataTypeTok">&lt;</text:span><text:span text:style-name="KeywordTok">ul</text:span><text:span text:style-name="DataTypeTok">&gt;</text:span>
</text:p>
      <text:p text:style-name="Preformatted_20_Text">
<text:span text:style-name="NormalTok"><text:s text:c="6"/></text:span><text:span text:style-name="DataTypeTok">&lt;</text:span><text:span text:style-name="KeywordTok">li</text:span><text:span text:style-name="OtherTok"><text:s text:c="1"/>v-for</text:span><text:span text:style-name="OperatorTok">=</text:span><text:span text:style-name="StringTok">"item in items"</text:span><text:span text:style-name="OtherTok"><text:s text:c="1"/>:key</text:span><text:span text:style-name="OperatorTok">=</text:span><text:span text:style-name="StringTok">"item.id"</text:span><text:span text:style-name="DataTypeTok">&gt;</text:span><text:span text:style-name="NormalTok">{{ item.name }}</text:span><text:span text:style-name="DataTypeTok">&lt;/</text:span><text:span text:style-name="KeywordTok">li</text:span><text:span text:style-name="DataTypeTok">&gt;</text:span>
</text:p>
      <text:p text:style-name="Preformatted_20_Text">
<text:span text:style-name="NormalTok"><text:s text:c="4"/></text:span><text:span text:style-name="DataTypeTok">&lt;/</text:span><text:span text:style-name="KeywordTok">ul</text:span><text:span text:style-name="DataTypeTok">&gt;</text:span>
</text:p>
      <text:p text:style-name="Preformatted_20_Text">
<text:span text:style-name="NormalTok"><text:s text:c="2"/></text:span><text:span text:style-name="DataTypeTok">&lt;/</text:span><text:span text:style-name="KeywordTok">div</text:span><text:span text:style-name="DataTypeTok">&gt;</text:span>
</text:p>
      <text:p text:style-name="Preformatted_20_Text">
<text:span text:style-name="DataTypeTok">&lt;/</text:span><text:span text:style-name="KeywordTok">template</text:span><text:span text:style-name="DataTypeTok">&gt;</text:span>
</text:p>
      <text:p text:style-name="Preformatted_20_Text">
</text:p>
      <text:p text:style-name="Preformatted_20_Text">
<text:span text:style-name="DataTypeTok">&lt;</text:span><text:span text:style-name="KeywordTok">script</text:span><text:span text:style-name="DataTypeTok">&gt;</text:span>
</text:p>
      <text:p text:style-name="Preformatted_20_Text">
<text:span text:style-name="ImportTok">import</text:span><text:span text:style-name="NormalTok"><text:s text:c="1"/>api </text:span><text:span text:style-name="ImportTok">from</text:span><text:span text:style-name="NormalTok"><text:s text:c="1"/></text:span><text:span text:style-name="StringTok">'../api'</text:span>
</text:p>
      <text:p text:style-name="Preformatted_20_Text">
</text:p>
      <text:p text:style-name="Preformatted_20_Text">
<text:span text:style-name="ImportTok">export</text:span><text:span text:style-name="NormalTok"><text:s text:c="1"/></text:span><text:span text:style-name="ImportTok">default</text:span><text:span text:style-name="NormalTok"><text:s text:c="1"/>{</text:span>
</text:p>
      <text:p text:style-name="Preformatted_20_Text">
<text:span text:style-name="NormalTok"><text:s text:c="2"/></text:span><text:span text:style-name="FunctionTok">data</text:span><text:span text:style-name="NormalTok">() {</text:span>
</text:p>
      <text:p text:style-name="Preformatted_20_Text">
<text:span text:style-name="NormalTok"><text:s text:c="4"/></text:span><text:span text:style-name="ControlFlowTok">return</text:span><text:span text:style-name="NormalTok"><text:s text:c="1"/>{</text:span>
</text:p>
      <text:p text:style-name="Preformatted_20_Text">
<text:span text:style-name="NormalTok"><text:s text:c="6"/></text:span><text:span text:style-name="DataTypeTok">items</text:span><text:span text:style-name="OperatorTok">:</text:span><text:span text:style-name="NormalTok"><text:s text:c="1"/>[]</text:span>
</text:p>
      <text:p text:style-name="Preformatted_20_Text">
<text:span text:style-name="NormalTok"><text:s text:c="4"/>}</text:span>
</text:p>
      <text:p text:style-name="Preformatted_20_Text">
<text:span text:style-name="NormalTok"><text:s text:c="2"/>}</text:span><text:span text:style-name="OperatorTok">,</text:span>
</text:p>
      <text:p text:style-name="Preformatted_20_Text">
<text:span text:style-name="NormalTok"><text:s text:c="2"/></text:span><text:span text:style-name="FunctionTok">mounted</text:span><text:span text:style-name="NormalTok">() {</text:span>
</text:p>
      <text:p text:style-name="Preformatted_20_Text">
<text:span text:style-name="NormalTok"><text:s text:c="4"/>api</text:span><text:span text:style-name="OperatorTok">.</text:span><text:span text:style-name="FunctionTok">get</text:span><text:span text:style-name="NormalTok">(</text:span><text:span text:style-name="StringTok">'/items'</text:span><text:span text:style-name="NormalTok">)</text:span>
</text:p>
      <text:p text:style-name="Preformatted_20_Text">
<text:span text:style-name="NormalTok"><text:s text:c="5"/></text:span><text:span text:style-name="OperatorTok">.</text:span><text:span text:style-name="FunctionTok">then</text:span><text:span text:style-name="NormalTok">(response </text:span><text:span text:style-name="KeywordTok">=&gt;</text:span><text:span text:style-name="NormalTok"><text:s text:c="1"/>{</text:span>
</text:p>
      <text:p text:style-name="Preformatted_20_Text">
<text:span text:style-name="NormalTok"><text:s text:c="8"/></text:span><text:span text:style-name="KeywordTok">this</text:span><text:span text:style-name="OperatorTok">.</text:span><text:span text:style-name="AttributeTok">items</text:span><text:span text:style-name="NormalTok"><text:s text:c="1"/></text:span><text:span text:style-name="OperatorTok">=</text:span><text:span text:style-name="NormalTok"><text:s text:c="1"/>response</text:span><text:span text:style-name="OperatorTok">.</text:span><text:span text:style-name="AttributeTok">data</text:span>
</text:p>
      <text:p text:style-name="Preformatted_20_Text">
<text:span text:style-name="NormalTok"><text:s text:c="6"/>})</text:span>
</text:p>
      <text:p text:style-name="Preformatted_20_Text">
<text:span text:style-name="NormalTok"><text:s text:c="5"/></text:span><text:span text:style-name="OperatorTok">.</text:span><text:span text:style-name="FunctionTok">catch</text:span><text:span text:style-name="NormalTok">(error </text:span><text:span text:style-name="KeywordTok">=&gt;</text:span><text:span text:style-name="NormalTok"><text:s text:c="1"/>{</text:span>
</text:p>
      <text:p text:style-name="Preformatted_20_Text">
<text:span text:style-name="NormalTok"><text:s text:c="8"/></text:span><text:span text:style-name="BuiltInTok">console</text:span><text:span text:style-name="OperatorTok">.</text:span><text:span text:style-name="FunctionTok">error</text:span><text:span text:style-name="NormalTok">(error)</text:span>
</text:p>
      <text:p text:style-name="Preformatted_20_Text">
<text:span text:style-name="NormalTok"><text:s text:c="6"/>})</text:span>
</text:p>
      <text:p text:style-name="Preformatted_20_Text">
<text:span text:style-name="NormalTok"><text:s text:c="2"/>}</text:span>
</text:p>
      <text:p text:style-name="Preformatted_20_Text">
<text:span text:style-name="NormalTok">}</text:span>
</text:p>
      <text:p text:style-name="Preformatted_20_Text">
<text:span text:style-name="DataTypeTok">&lt;/</text:span><text:span text:style-name="KeywordTok">script</text:span><text:span text:style-name="DataTypeTok">&gt;</text:span>
</text:p>
      <text:p text:style-name="First_20_paragraph"><text:span text:style-name="T1">Step 6: Run the app</text:span></text:p>
      <text:p text:style-name="Text_20_body">Run the app using the following command:</text:p>
      <text:p text:style-name="Preformatted_20_Text">
<text:span text:style-name="ExtensionTok">npm</text:span><text:span text:style-name="NormalTok"><text:s text:c="1"/>run serve</text:span>
</text:p>
      <text:p text:style-name="First_20_paragraph">This will start the development server and make the app available at <text:span text:style-name="Source_Text">http://localhost:8080</text:span>.</text:p>
      <text:p text:style-name="Text_20_body">Here’s a step-by-step guide on how to deploy your app using Netlify or GitHub Pages:</text:p>
      <text:p text:style-name="Text_20_body"><text:span text:style-name="T1">Deploying to Netlify</text:span></text:p>
      <text:p text:style-name="Text_20_body">To deploy your app to Netlify, follow these steps:</text:p>
      <text:list text:style-name="L4">
        <text:list-item>
          <text:p text:style-name="P4">Create a new Netlify account or log in to your existing account.</text:p>
        </text:list-item>
        <text:list-item>
          <text:p text:style-name="P4">Click on the “New Site” button.</text:p>
        </text:list-item>
        <text:list-item>
          <text:p text:style-name="P4">Select “GitHub” as the repository source.</text:p>
        </text:list-item>
        <text:list-item>
          <text:p text:style-name="P4">Connect your GitHub account to Netlify.</text:p>
        </text:list-item>
        <text:list-item>
          <text:p text:style-name="P4">Select the repository that contains your app code.</text:p>
        </text:list-item>
        <text:list-item>
          <text:p text:style-name="P4">Configure the build settings by selecting the build command and output directory.</text:p>
        </text:list-item>
        <text:list-item>
          <text:p text:style-name="P4">Click on the “Deploy” button.</text:p>
        </text:list-item>
      </text:list>
      <text:p text:style-name="First_20_paragraph"><text:span text:style-name="T1">Deploying to GitHub Pages</text:span></text:p>
      <text:p text:style-name="Text_20_body">To deploy your app to GitHub Pages, follow these steps:</text:p>
      <text:list text:style-name="L5">
        <text:list-item>
          <text:p text:style-name="P5">Create a new GitHub repository or use an existing one.</text:p>
        </text:list-item>
        <text:list-item>
          <text:p text:style-name="P5">Create a new branch for your app code.</text:p>
        </text:list-item>
        <text:list-item>
          <text:p text:style-name="P5">Push your app code to the new branch.</text:p>
        </text:list-item>
        <text:list-item>
          <text:p text:style-name="P5">Go to the repository settings and click on the “GitHub Pages” tab.</text:p>
        </text:list-item>
        <text:list-item>
          <text:p text:style-name="P5">Select the branch that contains your app code.</text:p>
        </text:list-item>
        <text:list-item>
          <text:p text:style-name="P5">Configure the build settings by selecting the build command and output directory.</text:p>
        </text:list-item>
        <text:list-item>
          <text:p text:style-name="P5">Click on the “Save” button.</text:p>
        </text:list-item>
      </text:list>
      <text:p text:style-name="First_20_paragraph"><text:span text:style-name="T1">Configuring Netlify or GitHub Pages</text:span></text:p>
      <text:p text:style-name="Text_20_body">To configure Netlify or GitHub Pages, you’ll need to create a <text:span text:style-name="Source_Text">netlify.toml</text:span> or <text:span text:style-name="Source_Text">github-pages.yml</text:span> file in the root of your repository. This file will contain the build settings and other configuration options.</text:p>
      <text:p text:style-name="Text_20_body"><text:span text:style-name="T1">netlify.toml</text:span></text:p>
      <text:p text:style-name="Preformatted_20_Text">
<text:span text:style-name="KeywordTok">[build]</text:span>
</text:p>
      <text:p text:style-name="Preformatted_20_Text">
<text:span text:style-name="NormalTok"><text:s text:c="2"/></text:span><text:span text:style-name="DataTypeTok">command</text:span><text:span text:style-name="NormalTok"><text:s text:c="1"/></text:span><text:span text:style-name="OperatorTok">=</text:span><text:span text:style-name="NormalTok"><text:s text:c="1"/></text:span><text:span text:style-name="StringTok">"npm run build"</text:span>
</text:p>
      <text:p text:style-name="Preformatted_20_Text">
<text:span text:style-name="NormalTok"><text:s text:c="2"/></text:span><text:span text:style-name="DataTypeTok">publish</text:span><text:span text:style-name="NormalTok"><text:s text:c="1"/></text:span><text:span text:style-name="OperatorTok">=</text:span><text:span text:style-name="NormalTok"><text:s text:c="1"/></text:span><text:span text:style-name="StringTok">"dist"</text:span>
</text:p>
      <text:p text:style-name="First_20_paragraph"><text:span text:style-name="T1">github-pages.yml</text:span></text:p>
      <text:p text:style-name="Preformatted_20_Text">
<text:span text:style-name="AttributeTok"><text:s text:c="1"/></text:span><text:span text:style-name="FunctionTok">build</text:span><text:span text:style-name="KeywordTok">:</text:span>
</text:p>
      <text:p text:style-name="Preformatted_20_Text">
<text:span text:style-name="AttributeTok"><text:s text:c="2"/></text:span><text:span text:style-name="FunctionTok">command</text:span><text:span text:style-name="KeywordTok">:</text:span><text:span text:style-name="AttributeTok"><text:s text:c="1"/>npm run build</text:span>
</text:p>
      <text:p text:style-name="Preformatted_20_Text">
<text:span text:style-name="AttributeTok"><text:s text:c="2"/></text:span><text:span text:style-name="FunctionTok">publish</text:span><text:span text:style-name="KeywordTok">:</text:span><text:span text:style-name="AttributeTok"><text:s text:c="1"/>dist</text:span>
</text:p>
      <text:p text:style-name="First_20_paragraph"><text:span text:style-name="T1">Pushing Changes</text:span></text:p>
      <text:p text:style-name="Text_20_body">Once you’ve configured Netlify or GitHub Pages, you can push changes to your repository and the app will be automatically rebuilt and redeployed.</text:p>
      <text:p text:style-name="Text_20_body"><text:span text:style-name="T1">Tips and Tricks</text:span></text:p>
      <text:list text:style-name="L6">
        <text:list-item>
          <text:p text:style-name="P6">Make sure to configure the build settings correctly to ensure that your app is built and deployed correctly.</text:p>
        </text:list-item>
        <text:list-item>
          <text:p text:style-name="P6">Use a <text:span text:style-name="Source_Text">netlify.toml</text:span> or <text:span text:style-name="Source_Text">github-pages.yml</text:span> file to configure the build settings and other options.</text:p>
        </text:list-item>
        <text:list-item>
          <text:p text:style-name="P6">Use a CI/CD pipeline to automate the build and deployment process.</text:p>
        </text:list-item>
        <text:list-item>
          <text:p text:style-name="P6">Use a version control system like GitHub to manage your code and collaborate with other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4-10-16T16:24:42Z</meta:creation-date>
    <dc:date>2024-10-16T16:24:42Z</dc:date>
  </office:meta>
</office:document-meta>
</file>